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1caaf9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1caaf9" officeooo:paragraph-rsid="001caaf9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background-color="transparent"/>
    </style:style>
    <style:style style:name="P8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9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10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  <style:text-properties officeooo:paragraph-rsid="00222029"/>
    </style:style>
    <style:style style:name="P11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caaf9" officeooo:paragraph-rsid="001caaf9"/>
    </style:style>
    <style:style style:name="P12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caaf9" officeooo:paragraph-rsid="001caaf9" fo:background-color="transparen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caaf9"/>
    </style:style>
    <style:style style:name="P14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1caaf9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bold" officeooo:rsid="001caaf9" officeooo:paragraph-rsid="001caaf9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8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19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1caaf9" officeooo:paragraph-rsid="001caaf9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Open Sans" fo:font-size="15pt" fo:font-weight="normal" style:font-weight-asian="normal" style:font-weight-complex="normal" loext:padding="0cm" loext:border="none"/>
    </style:style>
    <style:style style:name="T2" style:family="text">
      <style:text-properties style:font-name="Open Sans" fo:font-size="15pt" fo:font-weight="normal" officeooo:rsid="001caaf9" style:font-weight-asian="normal" style:font-weight-complex="normal" loext:padding="0cm" loext:border="none"/>
    </style:style>
    <style:style style:name="T3" style:family="text">
      <style:text-properties fo:font-weight="normal" loext:padding="0cm" loext:border="none"/>
    </style:style>
    <style:style style:name="T4" style:family="text">
      <style:text-properties fo:font-weight="normal" officeooo:rsid="00205866" loext:padding="0cm" loext:border="none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caaf9" fo:background-color="transparent" loext:char-shading-value="0"/>
    </style:style>
    <style:style style:name="T10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75715e" loext:opacity="100%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75715e" loext:opacity="100%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75715e" loext:opacity="100%" fo:font-size="13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dddddd" loext:opacity="100%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dddddd" loext:opacity="100%" fo:font-size="13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dddddd" loext:opacity="100%" fo:font-size="13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dddddd" loext:opacity="100%" fo:font-size="13.5pt" fo:letter-spacing="normal" fo:font-style="normal" fo:font-weight="normal" officeooo:rsid="00222029" fo:background-color="transparent" loext:char-shading-value="0" loext:padding="0cm" loext:border="none"/>
    </style:style>
    <style:style style:name="T19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20" style:family="text">
      <style:text-properties fo:font-variant="normal" fo:text-transform="none" fo:color="#dddddd" loext:opacity="100%" fo:letter-spacing="normal" loext:padding="0cm" loext:border="none"/>
    </style:style>
    <style:style style:name="T21" style:family="text">
      <style:text-properties fo:font-variant="normal" fo:text-transform="none" fo:color="#dddddd" loext:opacity="100%" fo:letter-spacing="normal" fo:background-color="transparent" loext:char-shading-value="0" loext:padding="0cm" loext:border="none"/>
    </style:style>
    <style:style style:name="T22" style:family="text">
      <style:text-properties fo:font-variant="normal" fo:text-transform="none" fo:color="#dddddd" loext:opacity="100%" fo:letter-spacing="normal" fo:background-color="transparent" loext:char-shading-value="0" loext:padding="0cm" loext:border="none"/>
    </style:style>
    <style:style style:name="T23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fo:color="#a6e22e" loext:opacity="100%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a6e22e" loext:opacity="100%" fo:font-size="13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a6e22e" loext:opacity="100%" fo:font-size="13.5pt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28" style:family="text">
      <style:text-properties fo:font-variant="normal" fo:text-transform="none" fo:color="#005cc5" loext:opacity="100%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5cc5" loext:opacity="100%" fo:font-size="13.5pt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005cc5" loext:opacity="100%" fo:font-size="13.5pt" fo:letter-spacing="normal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32" style:family="text">
      <style:text-properties fo:font-variant="normal" fo:text-transform="none" fo:color="#f92672" loext:opacity="100%" fo:font-size="13.5pt" fo:letter-spacing="normal" fo:font-style="normal" fo:font-weight="bold" loext:padding="0cm" loext:border="none"/>
    </style:style>
    <style:style style:name="T33" style:family="text">
      <style:text-properties fo:font-variant="normal" fo:text-transform="none" fo:color="#f92672" loext:opacity="100%" fo:font-size="13.5pt" fo:letter-spacing="normal" fo:font-style="normal" fo:font-weight="bold" fo:background-color="transparent" loext:char-shading-value="0" loext:padding="0cm" loext:border="none"/>
    </style:style>
    <style:style style:name="T34" style:family="text">
      <style:text-properties fo:font-variant="normal" fo:text-transform="none" fo:color="#f92672" loext:opacity="100%" fo:font-size="13.5pt" fo:letter-spacing="normal" fo:font-style="normal" fo:font-weight="bold" fo:background-color="transparent" loext:char-shading-value="0" loext:padding="0cm" loext:border="none"/>
    </style:style>
    <style:style style:name="T35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36" style:family="text">
      <style:text-properties fo:font-variant="normal" fo:text-transform="none" fo:color="#6f42c1" loext:opacity="100%" fo:font-size="13.5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6f42c1" loext:opacity="100%" fo:font-size="13.5pt" fo:letter-spacing="normal" fo:font-style="normal" fo:font-weight="bold" fo:background-color="transparent" loext:char-shading-value="0" loext:padding="0cm" loext:border="none"/>
    </style:style>
    <style:style style:name="T38" style:family="text">
      <style:text-properties fo:font-variant="normal" fo:text-transform="none" fo:color="#6f42c1" loext:opacity="100%" fo:font-size="13.5pt" fo:letter-spacing="normal" fo:font-style="normal" fo:font-weight="bold" fo:background-color="transparent" loext:char-shading-value="0" loext:padding="0cm" loext:border="none"/>
    </style:style>
    <style:style style:name="T39" style:family="text">
      <style:text-properties fo:color="#75715e" loext:opacity="100%" fo:background-color="#272822" loext:char-shading-value="0" loext:padding="0cm" loext:border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42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43" style:family="text">
      <style:text-properties fo:color="#080808" loext:opacity="100%" style:font-name="Liberation Mono1" fo:font-size="10.5pt" officeooo:rsid="0023dd88" style:font-size-asian="10.5pt" style:font-style-asian="normal" style:font-weight-asian="normal"/>
    </style:style>
    <style:style style:name="T44" style:family="text">
      <style:text-properties fo:color="#080808" loext:opacity="100%" style:font-name="0" fo:font-size="10.5pt" fo:background-color="#272822" loext:char-shading-value="0" style:font-size-asian="10.5pt" loext:padding="0cm" loext:border="none"/>
    </style:style>
    <style:style style:name="T45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T46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47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48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T49" style:family="text">
      <style:text-properties style:font-name="Liberation Mono1" fo:font-size="10.5pt" style:font-size-asian="10.5pt" style:font-style-asian="normal" style:font-weight-asian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<text:span text:style-name="T2">Atividade </text:span></text:span><text:span text:style-name="Strong_20_Emphasis"><text:span text:style-name="T1">construindo uma Rede Bayesiana</text:span></text:span></text:p>
      <text:p text:style-name="Text_20_body"><text:span text:style-name="Strong_20_Emphasis"><text:span text:style-name="T6"/></text:span></text:p>
      <text:p text:style-name="P5">Imagine que você é responsável por um sistema de análise de comportamento de clientes de uma loja online. Sua tarefa é construir um modelo probabilístico que considere as seguintes variáveis:</text:p>
      <text:list xml:id="list3794616396" text:style-name="L1">
        <text:list-item>
          <text:p text:style-name="P13"><text:span text:style-name="Strong_20_Emphasis"><text:span text:style-name="T6">Histórico de compras:</text:span></text:span><text:span text:style-name="T5"> o cliente já comprou anteriormente?</text:span></text:p>
        </text:list-item>
        <text:list-item>
          <text:p text:style-name="P13"><text:span text:style-name="Strong_20_Emphasis"><text:span text:style-name="T6">Tempo no site:</text:span></text:span><text:span text:style-name="T5"> o cliente passou pouco ou muito tempo navegando?</text:span></text:p>
        </text:list-item>
        <text:list-item>
          <text:p text:style-name="P14"><text:span text:style-name="Strong_20_Emphasis"><text:span text:style-name="T6">Interação com promoções:</text:span></text:span><text:span text:style-name="T5"> o cliente clicou em alguma promoção exibida?</text:span></text:p>
        </text:list-item>
      </text:list>
      <text:p text:style-name="P5">Com essas variáveis, seu objetivo é modelar as probabilidades de um cliente realizar uma compra.</text:p>
      <text:p text:style-name="P15">Resposta:</text:p>
      <text:p text:style-name="P6">Para construir a solução dessa atividade, você pode seguir os seguintes passos:</text:p>
      <text:p text:style-name="P2"><text:span text:style-name="Strong_20_Emphasis"><text:span text:style-name="T8">Passo 1</text:span></text:span><text:span text:style-name="T7"> - Crie um dicionário probabilidades para representar as probabilidades de cada variável e os valores condicionais da variável </text:span><text:span text:style-name="Source_20_Text"><text:span text:style-name="T8">Compra</text:span></text:span><text:span text:style-name="T7">. Use o seguinte formato:</text:span></text:p>
      <text:p text:style-name="P16"/>
      <text:list xml:id="list2921951188" text:style-name="L2">
        <text:list-item>
          <text:p text:style-name="P17">"<text:span text:style-name="T40">HistoricoCompras</text:span>" e "<text:span text:style-name="T40">TempoNoSite</text:span>" terão probabilidades simples.</text:p>
        </text:list-item>
        <text:list-item>
          <text:p text:style-name="P18">"Compra" terá probabilidades condicionais, baseadas nas combinações de valores das outras variáveis.</text:p>
        </text:list-item>
      </text:list>
      <text:p text:style-name="P2"><text:span text:style-name="Strong_20_Emphasis"><text:span text:style-name="T8">Passo 2</text:span></text:span><text:span text:style-name="T7"> - Escreva uma função </text:span><text:span text:style-name="Source_20_Text"><text:span text:style-name="T8">calcular_probabilidade_compra(evidencias)</text:span></text:span><text:span text:style-name="T7"> que receba um dicionário com os valores das evidências e retorne as probabilidades de compra e não compra.</text:span></text:p>
      <text:p text:style-name="P2"><text:span text:style-name="T7"/></text:p>
      <text:p text:style-name="P2"><text:span text:style-name="Strong_20_Emphasis"><text:span text:style-name="T8">Passo 3</text:span></text:span><text:span text:style-name="T7"> - Teste sua implementação com o seguinte cenário:</text:span></text:p>
      <text:list xml:id="list2848717949" text:style-name="L3">
        <text:list-item>
          <text:p text:style-name="P19">O cliente tem histórico de compras, passou pouco tempo no site e clicou em promoções.</text:p>
        </text:list-item>
      </text:list>
      <text:p text:style-name="P4">Para ajudar você na construção da solução, apresentamos o código explorado no vídeo:</text:p>
      <text:p text:style-name="P6"><text:span text:style-name="Source_20_Text"><text:span text:style-name="T39"/></text:span></text:p>
      <text:p text:style-name="P6"><text:span text:style-name="Source_20_Text"><text:span text:style-name="T39"/></text:span></text:p>
      <text:p text:style-name="P6"><text:span text:style-name="Source_20_Text"><text:span text:style-name="T39"/></text:span></text:p>
      <text:p text:style-name="P6"><text:soft-page-break/></text:p>
      <text:p text:style-name="P6"/>
      <text:p text:style-name="P6"><text:span text:style-name="Source_20_Text"><text:span text:style-name="T39"/></text:span></text:p>
      <text:p text:style-name="P11"><text:span text:style-name="T43">p</text:span><text:span text:style-name="T42">robabilidades = {</text:span><text:line-break/><text:span text:style-name="T42"> <text:s text:c="7"/></text:span><text:span text:style-name="T45">"HistoricoCompras"</text:span><text:span text:style-name="T42">: {</text:span><text:span text:style-name="T46">0</text:span><text:span text:style-name="T42">: </text:span><text:span text:style-name="T46">0.7</text:span><text:span text:style-name="T42">, </text:span><text:span text:style-name="T46">1</text:span><text:span text:style-name="T42">: </text:span><text:span text:style-name="T46">0.3</text:span><text:span text:style-name="T42">}, <text:s/># </text:span><text:span text:style-name="T46">0</text:span><text:span text:style-name="T42">: Não tem histórico, </text:span><text:span text:style-name="T46">1</text:span><text:span text:style-name="T42">: Tem histórico</text:span><text:line-break/><text:span text:style-name="T42"> <text:s text:c="7"/></text:span><text:span text:style-name="T45">"TempoNoSite"</text:span><text:span text:style-name="T42">: {</text:span><text:span text:style-name="T46">0</text:span><text:span text:style-name="T42">: </text:span><text:span text:style-name="T46">0.6</text:span><text:span text:style-name="T42">, </text:span><text:span text:style-name="T46">1</text:span><text:span text:style-name="T42">: </text:span><text:span text:style-name="T46">0.4</text:span><text:span text:style-name="T42">}, <text:s text:c="6"/># </text:span><text:span text:style-name="T46">0</text:span><text:span text:style-name="T42">: Pouco </text:span><text:span text:style-name="T49">tempo</text:span><text:span text:style-name="T42">, </text:span><text:span text:style-name="T46">1</text:span><text:span text:style-name="T42">: Muito tempo</text:span><text:line-break/><text:span text:style-name="T42"> <text:s text:c="7"/></text:span><text:span text:style-name="T45">"ClicouEmPromocao"</text:span><text:span text:style-name="T42">: {</text:span><text:span text:style-name="T46">0</text:span><text:span text:style-name="T42">: </text:span><text:span text:style-name="T46">0.8</text:span><text:span text:style-name="T42">, </text:span><text:span text:style-name="T46">1</text:span><text:span text:style-name="T42">: </text:span><text:span text:style-name="T46">0.2</text:span><text:span text:style-name="T42">}, <text:s/># </text:span><text:span text:style-name="T46">0</text:span><text:span text:style-name="T42">: Não </text:span><text:span text:style-name="T49">clicou</text:span><text:span text:style-name="T42">, </text:span><text:span text:style-name="T46">1</text:span><text:span text:style-name="T42">: Clicou</text:span><text:line-break/><text:span text:style-name="T42"> <text:s text:c="7"/></text:span><text:span text:style-name="T45">"Compra"</text:span><text:span text:style-name="T42">: {</text:span><text:line-break/><text:span text:style-name="T42"> <text:s text:c="11"/>(</text:span><text:span text:style-name="T46">0</text:span><text:span text:style-name="T42">, </text:span><text:span text:style-name="T46">0</text:span><text:span text:style-name="T42">, </text:span><text:span text:style-name="T46">0</text:span><text:span text:style-name="T42">): </text:span><text:span text:style-name="T46">0.1</text:span><text:span text:style-name="T42">, <text:s/># Não tem </text:span><text:span text:style-name="T49">histórico</text:span><text:span text:style-name="T42">, pouco </text:span><text:span text:style-name="T49">tempo</text:span><text:span text:style-name="T42">, não </text:span><text:span text:style-name="T49">clicou</text:span><text:line-break/><text:span text:style-name="T49"> <text:s text:c="19"/></text:span><text:span text:style-name="T42">(</text:span><text:span text:style-name="T46">0</text:span><text:span text:style-name="T42">, </text:span><text:span text:style-name="T46">0</text:span><text:span text:style-name="T42">, </text:span><text:span text:style-name="T46">1</text:span><text:span text:style-name="T42">): </text:span><text:span text:style-name="T46">0.3</text:span><text:span text:style-name="T42">, <text:s/># Não tem </text:span><text:span text:style-name="T49">histórico</text:span><text:span text:style-name="T42">, pouco </text:span><text:span text:style-name="T49">tempo</text:span><text:span text:style-name="T42">, </text:span><text:span text:style-name="T49">clicou</text:span><text:line-break/><text:span text:style-name="T49"> <text:s text:c="19"/></text:span><text:span text:style-name="T42">(</text:span><text:span text:style-name="T46">0</text:span><text:span text:style-name="T42">, </text:span><text:span text:style-name="T46">1</text:span><text:span text:style-name="T42">, </text:span><text:span text:style-name="T46">0</text:span><text:span text:style-name="T42">): </text:span><text:span text:style-name="T46">0.2</text:span><text:span text:style-name="T42">, <text:s/># Não tem </text:span><text:span text:style-name="T49">histórico</text:span><text:span text:style-name="T42">, muito </text:span><text:span text:style-name="T49">tempo</text:span><text:span text:style-name="T42">, não </text:span><text:span text:style-name="T49">clicou</text:span><text:line-break/><text:span text:style-name="T49"> <text:s text:c="19"/></text:span><text:span text:style-name="T42">(</text:span><text:span text:style-name="T46">0</text:span><text:span text:style-name="T42">, </text:span><text:span text:style-name="T46">1</text:span><text:span text:style-name="T42">, </text:span><text:span text:style-name="T46">1</text:span><text:span text:style-name="T42">): </text:span><text:span text:style-name="T46">0.6</text:span><text:span text:style-name="T42">, <text:s/># Não tem </text:span><text:span text:style-name="T49">histórico</text:span><text:span text:style-name="T42">, muito </text:span><text:span text:style-name="T49">tempo</text:span><text:span text:style-name="T42">, </text:span><text:span text:style-name="T49">clicou</text:span><text:line-break/><text:span text:style-name="T49"> <text:s text:c="19"/></text:span><text:span text:style-name="T42">(</text:span><text:span text:style-name="T46">1</text:span><text:span text:style-name="T42">, </text:span><text:span text:style-name="T46">0</text:span><text:span text:style-name="T42">, </text:span><text:span text:style-name="T46">0</text:span><text:span text:style-name="T42">): </text:span><text:span text:style-name="T46">0.4</text:span><text:span text:style-name="T42">, <text:s/># Tem </text:span><text:span text:style-name="T49">histórico</text:span><text:span text:style-name="T42">, pouco </text:span><text:span text:style-name="T49">tempo</text:span><text:span text:style-name="T42">, não </text:span><text:span text:style-name="T49">clicou</text:span><text:line-break/><text:span text:style-name="T49"> <text:s text:c="19"/></text:span><text:span text:style-name="T42">(</text:span><text:span text:style-name="T46">1</text:span><text:span text:style-name="T42">, </text:span><text:span text:style-name="T46">0</text:span><text:span text:style-name="T42">, </text:span><text:span text:style-name="T46">1</text:span><text:span text:style-name="T42">): </text:span><text:span text:style-name="T46">0.7</text:span><text:span text:style-name="T42">, <text:s/># Tem </text:span><text:span text:style-name="T49">histórico</text:span><text:span text:style-name="T42">, pouco </text:span><text:span text:style-name="T49">tempo</text:span><text:span text:style-name="T42">, </text:span><text:span text:style-name="T49">clicou</text:span><text:line-break/><text:span text:style-name="T49"> <text:s text:c="19"/></text:span><text:span text:style-name="T42">(</text:span><text:span text:style-name="T46">1</text:span><text:span text:style-name="T42">, </text:span><text:span text:style-name="T46">1</text:span><text:span text:style-name="T42">, </text:span><text:span text:style-name="T46">0</text:span><text:span text:style-name="T42">): </text:span><text:span text:style-name="T46">0.8</text:span><text:span text:style-name="T42">, <text:s/># Tem </text:span><text:span text:style-name="T49">histórico</text:span><text:span text:style-name="T42">, muito </text:span><text:span text:style-name="T49">tempo</text:span><text:span text:style-name="T42">, não </text:span><text:span text:style-name="T49">clicou</text:span><text:line-break/><text:span text:style-name="T49"> <text:s text:c="19"/></text:span><text:span text:style-name="T42">(</text:span><text:span text:style-name="T46">1</text:span><text:span text:style-name="T42">, </text:span><text:span text:style-name="T46">1</text:span><text:span text:style-name="T42">, </text:span><text:span text:style-name="T46">1</text:span><text:span text:style-name="T42">): </text:span><text:span text:style-name="T46">0.9 <text:s text:c="2"/></text:span><text:span text:style-name="T42"># Tem </text:span><text:span text:style-name="T49">histórico</text:span><text:span text:style-name="T42">, muito </text:span><text:span text:style-name="T49">tempo</text:span><text:span text:style-name="T42">, </text:span><text:span text:style-name="T49">clicou</text:span><text:line-break/><text:span text:style-name="T49"> <text:s text:c="7"/></text:span><text:span text:style-name="T42">}</text:span><text:line-break/><text:span text:style-name="T42"> <text:s text:c="3"/>}</text:span><text:line-break/><text:line-break/><text:span text:style-name="T42"># </text:span><text:span text:style-name="T46">2. </text:span><text:span text:style-name="T42">Função para calcular a probabilidade conjunta </text:span><text:span text:style-name="T47">de </text:span><text:span text:style-name="T42">compra</text:span><text:line-break/><text:span text:style-name="T42"> <text:s text:c="3"/>def </text:span><text:span text:style-name="T48">calcular_probabilidade_compra</text:span><text:span text:style-name="T42">(</text:span><text:span text:style-name="T47">evidencias</text:span><text:span text:style-name="T42">):</text:span><text:line-break/><text:span text:style-name="T42"> <text:s text:c="3"/>historico = </text:span><text:span text:style-name="T47">evidencias</text:span><text:span text:style-name="T42">[</text:span><text:span text:style-name="T45">"HistoricoCompras"</text:span><text:span text:style-name="T42">]</text:span><text:line-break/><text:span text:style-name="T42"> <text:s text:c="3"/></text:span><text:span text:style-name="T47">tempo </text:span><text:span text:style-name="T42">= </text:span><text:span text:style-name="T47">evidencias</text:span><text:span text:style-name="T42">[</text:span><text:span text:style-name="T45">"TempoNoSite"</text:span><text:span text:style-name="T42">]</text:span><text:line-break/><text:span text:style-name="T42"> <text:s text:c="3"/>promocao = </text:span><text:span text:style-name="T47">evidencias</text:span><text:span text:style-name="T42">[</text:span><text:span text:style-name="T45">"ClicouEmPromocao"</text:span><text:span text:style-name="T42">]</text:span><text:line-break/><text:line-break/><text:span text:style-name="T42"> <text:s text:c="3"/>prob_compra = probabilidades[</text:span><text:span text:style-name="T45">"Compra"</text:span><text:span text:style-name="T42">][(historico, </text:span><text:span text:style-name="T47">tempo</text:span><text:span text:style-name="T42">, promocao)]</text:span><text:line-break/><text:span text:style-name="T42"> <text:s text:c="3"/>prob_nao_compra = </text:span><text:span text:style-name="T46">1 </text:span><text:span text:style-name="T42">- prob_compra</text:span><text:line-break/><text:line-break/><text:span text:style-name="T42"> <text:s text:c="3"/></text:span><text:span text:style-name="T41">return </text:span><text:span text:style-name="T42">{</text:span><text:span text:style-name="T45">"Comprar"</text:span><text:span text:style-name="T42">: prob_compra, </text:span><text:span text:style-name="T45">"Não Comprar"</text:span><text:span text:style-name="T42">: prob_nao_compra}</text:span><text:line-break/><text:line-break/><text:span text:style-name="T42"># </text:span><text:span text:style-name="T46">3. </text:span><text:span text:style-name="T42">Testando com o cenário descrito</text:span><text:line-break/><text:span text:style-name="T42"> <text:s text:c="11"/></text:span><text:span text:style-name="T47">evidencias </text:span><text:span text:style-name="T42">= {</text:span><text:line-break/><text:span text:style-name="T42"> <text:s text:c="11"/></text:span><text:span text:style-name="T45">"HistoricoCompras"</text:span><text:span text:style-name="T42">: </text:span><text:span text:style-name="T46">1</text:span><text:span text:style-name="T42">, <text:s/># Cliente tem histórico de compras</text:span><text:line-break/><text:span text:style-name="T42"> <text:s text:c="3"/></text:span><text:span text:style-name="T45">"TempoNoSite"</text:span><text:span text:style-name="T42">: </text:span><text:span text:style-name="T46">0</text:span><text:span text:style-name="T42">, <text:s text:c="6"/># Cliente passou pouco tempo no site</text:span><text:line-break/><text:span text:style-name="T42"> <text:s text:c="3"/></text:span><text:span text:style-name="T45">"ClicouEmPromocao"</text:span><text:span text:style-name="T42">: </text:span><text:span text:style-name="T46">1 <text:s text:c="2"/></text:span><text:span text:style-name="T42"># Cliente clicou em promoções</text:span><text:line-break/><text:span text:style-name="T42">}</text:span><text:line-break/><text:line-break/><text:span text:style-name="T42">resultados = </text:span><text:span text:style-name="T48">calcular_probabilidade_compra</text:span><text:span text:style-name="T42">(evidencias)</text:span><text:line-break/><text:span text:style-name="T48">print</text:span><text:span text:style-name="T42">(</text:span><text:span text:style-name="T45">"Probabilidades de Compra:"</text:span><text:span text:style-name="T42">)</text:span><text:line-break/><text:span text:style-name="T41">for </text:span><text:span text:style-name="T42">resultado, probabilidade in resultados.</text:span><text:span text:style-name="T48">items</text:span><text:span text:style-name="T42">():</text:span><text:line-break/><text:span text:style-name="T48">print</text:span><text:span text:style-name="T42">(f</text:span><text:span text:style-name="T45">"{resultado}: {probabilidade:.2f}"</text:span><text:span text:style-name="T42">)</text:span></text:p>
      <text:p text:style-name="P11"><text:span text:style-name="T42"/></text:p>
      <text:p text:style-name="P11"><text:span text:style-name="T42"/></text:p>
      <text:p text:style-name="P11"><text:span text:style-name="T42"/></text:p>
      <text:p text:style-name="P11"><text:span text:style-name="T42"/></text:p>
      <text:p text:style-name="P11"><text:span text:style-name="T42"/></text:p>
      <text:p text:style-name="P12"><text:bookmark-start text:name="__DdeLink__998_3678986877"/><text:bookmark-end text:name="__DdeLink__998_3678986877"/><text:span text:style-name="Source_20_Text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30:12.064291679</meta:creation-date>
    <dc:date>2025-09-15T10:01:17.986776504</dc:date>
    <meta:editing-duration>PT18M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420" meta:character-count="3126" meta:non-whitespace-character-count="2441"/>
  </office:meta>
</office:document-meta>
</file>